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, 'Courier New', Courier, mono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>
      <style:text-properties fo:font-variant="normal" fo:text-transform="none" fo:color="#000000" fo:letter-spacing="normal"/>
    </style:style>
    <style:style style:name="P3" style:family="paragraph" style:parent-style-name="Preformatted_20_Text">
      <style:text-properties fo:font-variant="normal" fo:text-transform="none" fo:color="#000000" style:font-name="Consolas" fo:font-size="9pt" fo:letter-spacing="normal" fo:font-style="normal" fo:font-weight="normal"/>
    </style:style>
    <style:style style:name="T1" style:family="text">
      <style:text-properties style:font-name="Consolas" fo:font-size="9pt" fo:font-style="normal" fo:font-weight="normal"/>
    </style:style>
    <style:style style:name="T2" style:family="text">
      <style:text-properties fo:color="#0000ff"/>
    </style:style>
    <style:style style:name="T3" style:family="text">
      <style:text-properties fo:color="#0000ff" style:font-name="Consolas" fo:font-size="9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is Jquery ?</text:p>
      <text:p text:style-name="Standard">A. Jquery is a javascript library (framework) which is written on javascript, jquery is light weight to use. But it is not faster than javascript because inturn jquery uses javascript.</text:p>
      <text:p text:style-name="Standard"/>
      <text:p text:style-name="Standard">Why do we use jquery ?</text:p>
      <text:p text:style-name="Standard">A.</text:p>
      <text:list xml:id="list1223232218533616691" text:style-name="L1">
        <text:list-item>
          <text:p text:style-name="P1">jquery is light weight to use.</text:p>
        </text:list-item>
        <text:list-item>
          <text:p text:style-name="P1">Jquery is compatible on all the browsers.</text:p>
        </text:list-item>
        <text:list-item>
          <text:p text:style-name="P1">With jquery we can access the dom elements and we can change the css or we can perform som operation on it.</text:p>
        </text:list-item>
        <text:list-item>
          <text:p text:style-name="P1">With jquery we can create animation.</text:p>
        </text:list-item>
        <text:list-item>
          <text:p text:style-name="P1">Ajax capabilities.</text:p>
        </text:list-item>
        <text:list-item>
          <text:p text:style-name="P1">So many built in functions are available.</text:p>
        </text:list-item>
        <text:list-item>
          <text:p text:style-name="P1">So many jquery plugins are available.</text:p>
        </text:list-item>
        <text:list-item>
          <text:p text:style-name="P1">So many use ful events.</text:p>
        </text:list-item>
      </text:list>
      <text:p text:style-name="Standard"/>
      <text:p text:style-name="Standard">How javascript and jquery are different?</text:p>
      <text:p text:style-name="Standard">A. javascript is a language where as jquery is a library which is used to use javascript.</text:p>
      <text:p text:style-name="Standard"/>
      <text:p text:style-name="Standard">What is the starting point of the jquery execution?</text:p>
      <text:p text:style-name="Standard">A. starting point of the jquery execution is $(document).ready(function(){}). Ready fires when the dom elements are loaded.</text:p>
      <text:p text:style-name="Standard">Note : we can use multiple jquery $(document).ready()</text:p>
      <text:p text:style-name="Standard"/>
      <text:p text:style-name="Standard">What is the use of jQuery.noConflit()?</text:p>
      <text:p text:style-name="Standard">A. we can use any thing as the jquery alias like '$' (global variable).</text:p>
      <text:p text:style-name="Standard">Var jq = jQuery.noConflit();</text:p>
      <text:p text:style-name="Standard">jq(document).ready(function(){});</text:p>
      <text:p text:style-name="Standard"/>
      <text:p text:style-name="Standard">Is there any difference between <text:s/>ready() and onload()?</text:p>
      <text:p text:style-name="Standard">A. ready is called when the dom elements are loaded where as onload() is raised when the dom elements, images, resources are loaded.</text:p>
      <text:p text:style-name="Standard"/>
      <text:p text:style-name="Standard">Types of libraries in Jquery?</text:p>
      <text:p text:style-name="Standard">A. Development</text:p>
      <text:p text:style-name="Standard"><text:s text:c="5"/>Production/development</text:p>
      <text:p text:style-name="Standard">these are the two types of <text:s/>jquery libraries. Development is the minified(min.js) version which is a compressed version and easy to load (occupies less space.).</text:p>
      <text:p text:style-name="Standard">Production/Development is the .js version this is not the compressed both min.js and .js files are same. </text:p>
      <text:p text:style-name="Standard"/>
      <text:p text:style-name="Standard">What is CDN ?</text:p>
      <text:p text:style-name="Standard">A.Content delevery network is a large system of distributed servers which are deployed in different data centers. CDN serves <text:s/>the content to the end users with high availability and performance. <text:s/></text:p>
      <text:p text:style-name="Standard"/>
      <text:p text:style-name="Standard">Types of selectors in jquery?</text:p>
      <text:p text:style-name="Standard">A. </text:p>
      <text:p text:style-name="Standard">1. Name : selects all the elements which matches the element name.</text:p>
      <text:p text:style-name="Standard">2. id : <text:s/>selects the elements having the same id value. $('#id')</text:p>
      <text:p text:style-name="Standard">3. class: selects the elements having class value as the specified value. $('.class')</text:p>
      <text:p text:style-name="Standard">4. universal (*) : selects all the elements.</text:p>
      <text:p text:style-name="Standard">5. multiple : selects all the elements of the combined result. $('div,#id,.class'),</text:p>
      <text:p text:style-name="Standard"><text:soft-page-break/>6. Attribute : selects all the elements having the specified attribute value. $('[attribute="value"]')</text:p>
      <text:p text:style-name="Standard"/>
      <text:p text:style-name="Standard">What are the fastest selectors in jquery?</text:p>
      <text:p text:style-name="Standard">A. id and element selectors are the fastest. Class selector is slower than id and element selectors.</text:p>
      <text:p text:style-name="Standard"/>
      <text:p text:style-name="Standard">Difference between the $(this) and this?</text:p>
      <text:p text:style-name="Standard">A. both are same but $(this) is the jquery object where as this is the native javascript.</text:p>
      <text:p text:style-name="P2"><text:span text:style-name="T1">alert($(</text:span><text:span text:style-name="T3">this</text:span><text:span text:style-name="T1">).text());</text:span></text:p>
      <text:p text:style-name="P3"><text:bookmark text:name="pre849767"/>alert(<text:span text:style-name="T2">this</text:span>.innerText);</text:p>
      <text:p text:style-name="Standard"/>
      <text:p text:style-name="Standard">How to check whether the element exists or not?</text:p>
      <text:p text:style-name="Standard">A. by using the length property we can check the element existancy.</text:p>
      <text:p text:style-name="Standard">If($('#elementid').length == 0) then element doesn't exis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nsolas" svg:font-family="Consolas, 'Courier New', Courier, mono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6M41S</meta:editing-duration>
    <meta:editing-cycles>3</meta:editing-cycles>
    <meta:generator>OpenOffice/4.1.1$Win32 OpenOffice.org_project/411m6$Build-9775</meta:generator>
    <dc:date>2016-06-01T18:57:07.85</dc:date>
    <meta:document-statistic meta:table-count="0" meta:image-count="0" meta:object-count="0" meta:page-count="2" meta:paragraph-count="47" meta:word-count="455" meta:character-count="2781"/>
    <meta:user-defined meta:name="Info 1"/>
    <meta:user-defined meta:name="Info 2"/>
    <meta:user-defined meta:name="Info 3"/>
    <meta:user-defined meta:name="Info 4"/>
  </office:meta>
</office:document-meta>
</file>